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Index_20_1">
      <style:paragraph-properties>
        <style:tab-stops>
          <style:tab-stop style:position="7.0807in" style:type="right"/>
        </style:tab-stops>
      </style:paragraph-properties>
    </style:style>
    <style:style style:name="P45" style:family="paragraph" style:parent-style-name="Index_20_Separator">
      <style:paragraph-properties>
        <style:tab-stops/>
      </style:paragraph-properties>
    </style:style>
    <style:style style:name="P46" style:family="paragraph" style:parent-style-name="Text_20_body" style:master-page-name="Standard">
      <style:paragraph-properties style:page-numb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8">
      <style:paragraph-properties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3">
      <style:paragraph-properties fo:text-align="justify" style:justify-single-word="false"/>
    </style:style>
    <style:style style:name="P57" style:family="paragraph" style:parent-style-name="Text_20_body" style:list-style-name="L14">
      <style:paragraph-properties fo:text-align="justify" style:justify-single-word="false"/>
    </style:style>
    <style:style style:name="P58" style:family="paragraph" style:parent-style-name="Text_20_body" style:list-style-name="L15">
      <style:paragraph-properties fo:text-align="justify" style:justify-single-word="false"/>
    </style:style>
    <style:style style:name="P59" style:family="paragraph" style:parent-style-name="Text_20_body" style:list-style-name="L16">
      <style:paragraph-properties fo:text-align="justify" style:justify-single-word="false"/>
    </style:style>
    <style:style style:name="P60" style:family="paragraph" style:parent-style-name="Text_20_body" style:list-style-name="L17">
      <style:paragraph-properties fo:text-align="justify" style:justify-single-word="false"/>
    </style:style>
    <style:style style:name="P61" style:family="paragraph" style:parent-style-name="Text_20_body" style:list-style-name="L18">
      <style:paragraph-properties fo:text-align="justify" style:justify-single-word="false"/>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9"/>
    <style:style style:name="P67"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7, 2015</text:p>
      <text:p text:style-name="P2">Covering fOOrth version 0.0.3</text:p>
      <text:p text:style-name="P2">Status: Unpublished.</text:p>
      <text:p text:style-name="Text_20_body"/>
      <text:p text:style-name="Text_20_body"/>
      <text:p text:style-name="Text_20_body"/>
      <text:p text:style-name="P38"/>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Handling Errors<text:tab/>38</text:p>
          <text:p text:style-name="P43">fOOrth Native Exception Codes:<text:tab/>38</text:p>
          <text:p text:style-name="P43">Ruby Mapped Exception Codes<text:tab/>39</text:p>
          <text:p text:style-name="P42">Array<text:tab/>40</text:p>
          <text:p text:style-name="P43">Array Literals<text:tab/>40</text:p>
          <text:p text:style-name="P43">Class Methods<text:tab/>41</text:p>
          <text:p text:style-name="P43">Instance Methods<text:tab/>42</text:p>
          <text:p text:style-name="P43">See Also<text:tab/>50</text:p>
          <text:p text:style-name="P42">Class<text:tab/>51</text:p>
          <text:p text:style-name="P43">Instance Methods<text:tab/>51</text:p>
          <text:p text:style-name="P43">See Also<text:tab/>51</text:p>
          <text:p text:style-name="P42">Complex<text:tab/>52</text:p>
          <text:p text:style-name="P43">Complex Literals<text:tab/>52</text:p>
          <text:p text:style-name="P43">Instance Methods<text:tab/>53</text:p>
          <text:p text:style-name="P43">Instance Stubs<text:tab/>53</text:p>
          <text:p text:style-name="P43">See Also<text:tab/>53</text:p>
          <text:p text:style-name="P42">Exception<text:tab/>54</text:p>
          <text:p text:style-name="P42">FalseClass<text:tab/>55</text:p>
          <text:p text:style-name="P43">Instance Methods<text:tab/>55</text:p>
          <text:p text:style-name="P43">See Also<text:tab/>55</text:p>
          <text:p text:style-name="P42">Float<text:tab/>57</text:p>
          <text:p text:style-name="P43">Float Literals<text:tab/>57</text:p>
          <text:p text:style-name="P43">See Also<text:tab/>57</text:p>
          <text:p text:style-name="P42">Hash<text:tab/>58</text:p>
          <text:p text:style-name="P43">Hash Literals<text:tab/>58</text:p>
          <text:p text:style-name="P43">Instance Methods<text:tab/>58</text:p>
          <text:p text:style-name="P43">See Also<text:tab/>58</text:p>
          <text:p text:style-name="P42">InStream<text:tab/>59</text:p>
          <text:p text:style-name="P43">Class Methods<text:tab/>59</text:p>
          <text:p text:style-name="P43">Instance Methods<text:tab/>59</text:p>
          <text:p text:style-name="P43">Class Stubs<text:tab/>59</text:p>
          <text:p text:style-name="P43">See Also<text:tab/>59</text:p>
          <text:p text:style-name="P42">Integer<text:tab/>60</text:p>
          <text:p text:style-name="P43">Integer Literals<text:tab/>60</text:p>
          <text:p text:style-name="P43">Instance Methods<text:tab/>60</text:p>
          <text:p text:style-name="P43">See Also<text:tab/>61</text:p>
          <text:p text:style-name="P42">MaxNumeric<text:tab/>62</text:p>
          <text:p text:style-name="P43">MaxNumeric Literals<text:tab/>62</text:p>
          <text:p text:style-name="P43">Instance Methods<text:tab/>62</text:p>
          <text:p text:style-name="P42">MinNumeric<text:tab/>63</text:p>
          <text:p text:style-name="P43">Min Numeric Literals<text:tab/>63</text:p>
          <text:p text:style-name="P43">Instance Methods<text:tab/>63</text:p>
          <text:p text:style-name="P42">NilClass<text:tab/>64</text:p>
          <text:p text:style-name="P43">Instance Methods<text:tab/>64</text:p>
          <text:p text:style-name="P43"><text:soft-page-break/>See Also<text:tab/>64</text:p>
          <text:p text:style-name="P42">Numeric<text:tab/>65</text:p>
          <text:p text:style-name="P43">Instance Methods<text:tab/>65</text:p>
          <text:p text:style-name="P43">See Also<text:tab/>67</text:p>
          <text:p text:style-name="P42">Object<text:tab/>68</text:p>
          <text:p text:style-name="P43">Instance Methods<text:tab/>68</text:p>
          <text:p text:style-name="P43">See Also<text:tab/>77</text:p>
          <text:p text:style-name="P42">OutStream<text:tab/>78</text:p>
          <text:p text:style-name="P43">Class Methods<text:tab/>78</text:p>
          <text:p text:style-name="P43">Instance Methods<text:tab/>78</text:p>
          <text:p text:style-name="P43">Class Stubs<text:tab/>78</text:p>
          <text:p text:style-name="P43">See Also<text:tab/>79</text:p>
          <text:p text:style-name="P42">Procedure<text:tab/>80</text:p>
          <text:p text:style-name="P43">Procedure Literals<text:tab/>80</text:p>
          <text:p text:style-name="P43">Instance Methods<text:tab/>80</text:p>
          <text:p text:style-name="P43">See Also<text:tab/>80</text:p>
          <text:p text:style-name="P42">Queue<text:tab/>81</text:p>
          <text:p text:style-name="P43">Instance Methods<text:tab/>81</text:p>
          <text:p text:style-name="P43">See Also<text:tab/>81</text:p>
          <text:p text:style-name="P42">Rational<text:tab/>82</text:p>
          <text:p text:style-name="P43">Rational Literals<text:tab/>82</text:p>
          <text:p text:style-name="P43">Instance Methods<text:tab/>82</text:p>
          <text:p text:style-name="P43">See Also<text:tab/>83</text:p>
          <text:p text:style-name="P42">Stack<text:tab/>84</text:p>
          <text:p text:style-name="P43">Instance Methods<text:tab/>84</text:p>
          <text:p text:style-name="P43">See Also<text:tab/>84</text:p>
          <text:p text:style-name="P42">String<text:tab/>85</text:p>
          <text:p text:style-name="P43">String Literals<text:tab/>85</text:p>
          <text:p text:style-name="P43">Instance Methods<text:tab/>85</text:p>
          <text:p text:style-name="P43">See Also<text:tab/>86</text:p>
          <text:p text:style-name="P42">Thread<text:tab/>87</text:p>
          <text:p text:style-name="P43">Class Methods<text:tab/>87</text:p>
          <text:p text:style-name="P43">Instance Methods<text:tab/>87</text:p>
          <text:p text:style-name="P43">See Also<text:tab/>87</text:p>
          <text:p text:style-name="P42">TrueClass<text:tab/>88</text:p>
          <text:p text:style-name="P43">See Also<text:tab/>88</text:p>
          <text:p text:style-name="P42">VirtualMachine<text:tab/>89</text:p>
          <text:p text:style-name="P43">Instance Methods<text:tab/>89</text:p>
          <text:p text:style-name="P43">Commands<text:tab/>91</text:p>
          <text:p text:style-name="P43">See Also<text:tab/>92</text:p>
          <text:p text:style-name="P42">Appendix A – Symbol Glossary<text:tab/>93</text:p>
          <text:p text:style-name="P42">Appendix B – Regular Expressions<text:tab/>95</text:p>
          <text:p text:style-name="P42">Edit History:<text:tab/>98</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791356921755008022" text:style-name="L1">
        <text:list-item>
          <text:p text:style-name="P47">A Simple, Easy-to-Understand syntax that is none the less, Expressive and Compact:</text:p>
        </text:list-item>
      </text:list>
      <text:list xml:id="list7279300522329197757" text:style-name="L2">
        <text:list-item>
          <text:list>
            <text:list-item>
              <text:p text:style-name="P48">Source code in fOOrth is free-form with no line oriented limitations or rules.</text:p>
            </text:list-item>
            <text:list-item>
              <text:p text:style-name="P48">Support is given to the easy representation of common literal data such as strings, integers, floating point numbers, rational numbers, and complex numbers.</text:p>
            </text:list-item>
          </text:list>
        </text:list-item>
      </text:list>
      <text:list xml:id="list30559848" text:continue-list="list6791356921755008022" text:style-name="L1">
        <text:list-item>
          <text:p text:style-name="P47">Safe Data and Data Structures:</text:p>
        </text:list-item>
      </text:list>
      <text:list xml:id="list472068609406092219" text:style-name="L3">
        <text:list-item>
          <text:list>
            <text:list-item>
              <text:p text:style-name="P50">Simple, reliable arithmetic. In fOOrth, integer operations never overflow. Rational <text:soft-page-break/>values can be represented exactly, complex numbers are supported, and conversions between numeric types are simple.</text:p>
            </text:list-item>
            <text:list-item>
              <text:p text:style-name="P50">Strings grow as needed without the need to allocate space or worry about overflow.</text:p>
            </text:list-item>
            <text:list-item>
              <text:p text:style-name="P50">Data containers such as arrays and hashes grow as needed. Out of range subscripts cannot access undefined memory regions. </text:p>
            </text:list-item>
          </text:list>
        </text:list-item>
      </text:list>
      <text:list xml:id="list30544067" text:continue-list="list30559848" text:style-name="L1">
        <text:list-item>
          <text:p text:style-name="P47">Message Passing:</text:p>
        </text:list-item>
      </text:list>
      <text:list xml:id="list7765047577115664804" text:style-name="L4">
        <text:list-item>
          <text:list>
            <text:list-item>
              <text:p text:style-name="P62">In fOOrth all actions take the form of messages sent to a receiver.</text:p>
            </text:list-item>
            <text:list-item>
              <text:p text:style-name="P62">The routing of messages is specified by the exact type of the message.</text:p>
            </text:list-item>
            <text:list-item>
              <text:p text:style-name="P62">Message receivers include data items on the stack as well as the virtual machine object associated with the current thread of execution.</text:p>
            </text:list-item>
            <text:list-item>
              <text:p text:style-name="P62">Messages for which no routing specification can be found, generate an error at compile time.</text:p>
            </text:list-item>
          </text:list>
        </text:list-item>
      </text:list>
      <text:list xml:id="list30552010" text:continue-list="list30544067" text:style-name="L1">
        <text:list-item>
          <text:p text:style-name="P47">Object Oriented Design:</text:p>
        </text:list-item>
      </text:list>
      <text:list xml:id="list3839094809183415255" text:style-name="L5">
        <text:list-item>
          <text:list>
            <text:list-item>
              <text:p text:style-name="P51">Support class based inheritance, with a non-cyclic (single inheritance) tree derived from a common base Object class.</text:p>
            </text:list-item>
            <text:list-item>
              <text:p text:style-name="P63">Support late binding and polymorphism through message interface compatibility or “duck” typing.</text:p>
            </text:list-item>
          </text:list>
        </text:list-item>
      </text:list>
      <text:list xml:id="list30556579" text:continue-list="list30552010" text:style-name="L1">
        <text:list-item>
          <text:p text:style-name="P47">Meta programming: </text:p>
        </text:list-item>
      </text:list>
      <text:list xml:id="list5494083601799513681" text:style-name="L6">
        <text:list-item>
          <text:list>
            <text:list-item>
              <text:p text:style-name="P64">Support extensible language constructs by making the compiler an accessible part of the system.</text:p>
            </text:list-item>
          </text:list>
        </text:list-item>
      </text:list>
      <text:list xml:id="list30546885" text:continue-list="list30556579" text:style-name="L1">
        <text:list-item>
          <text:p text:style-name="P47">Reliability:</text:p>
        </text:list-item>
      </text:list>
      <text:list xml:id="list2170266466340748799" text:style-name="L7">
        <text:list-item>
          <text:list>
            <text:list-item>
              <text:p text:style-name="P65">Errors should be detected as soon as possible. </text:p>
            </text:list-item>
            <text:list-item>
              <text:p text:style-name="P65">Language constructs should not be designed in a way that causes simple coding errors to spin off into infinite loops. </text:p>
            </text:list-item>
          </text:list>
        </text:list-item>
      </text:list>
      <text:list xml:id="list30542094" text:continue-list="list30546885" text:style-name="L1">
        <text:list-item>
          <text:p text:style-name="P52">Building on the host language:</text:p>
        </text:list-item>
      </text:list>
      <text:list xml:id="list5820515110469780172" text:style-name="L8">
        <text:list-item>
          <text:list>
            <text:list-item>
              <text:p text:style-name="P5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6014472"/>Thanks<text:alphabetical-index-mark-end text:id="IMark15601447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966521271621647134" text:style-name="L9">
        <text:list-item>
          <text:p text:style-name="P66">ruby 1.9.3p484 (2013-11-22) [i386-mingw32]</text:p>
        </text:list-item>
        <text:list-item>
          <text:p text:style-name="P66">ruby 2.1.5p273 (2014-11-13 revision 48405) [i386-mingw32]</text:p>
        </text:list-item>
        <text:list-item>
          <text:p text:style-name="P66">Rubinius – to be tested!</text:p>
        </text:list-item>
        <text:list-item>
          <text:p text:style-name="P6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6014472"/>Rake<text:alphabetical-index-mark-end text:id="IMark156014472"/>:</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014472"/>Demo.rb<text:alphabetical-index-mark-end text:id="IMark1560144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220556760"/>drop<text:alphabetical-index-mark-end text:id="IMark22055676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220556760"/>dup<text:alphabetical-index-mark-end text:id="IMark22055676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220556760"/>nip<text:alphabetical-index-mark-end text:id="IMark22055676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220556760"/>over<text:alphabetical-index-mark-end text:id="IMark22055676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220556760"/>pick<text:alphabetical-index-mark-end text:id="IMark22055676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20556760"/>swap<text:alphabetical-index-mark-end text:id="IMark22055676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220556760"/>tuck<text:alphabetical-index-mark-end text:id="IMark22055676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159040699872372877" text:style-name="L10">
        <text:list-item>
          <text:p text:style-name="P54">To store return addresses for word calls. In fOOrth this is handled by the Ruby virtual machine.</text:p>
        </text:list-item>
        <text:list-item>
          <text:p text:style-name="P54">To store context for control structures. In fOOrth the context mechanism provides for a far richer and more reliable set of control, compile, and data structures.</text:p>
        </text:list-item>
        <text:list-item>
          <text:p text:style-name="P5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3132928"/>if<text:alphabetical-index-mark-end text:id="IMark10313292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03132928"/>else<text:alphabetical-index-mark-end text:id="IMark103132928"/>” and “<text:alphabetical-index-mark-start text:id="IMark220600480"/>then<text:alphabetical-index-mark-end text:id="IMark220600480"/>”.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20600480"/>switch<text:alphabetical-index-mark-end text:id="IMark22060048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20600480"/>do<text:alphabetical-index-mark-end text:id="IMark220600480"/>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20600480"/>loop<text:alphabetical-index-mark-end text:id="IMark220600480"/>” commands mark the boundaries of the loop; The “<text:alphabetical-index-mark-start text:id="IMark103132928"/>i<text:alphabetical-index-mark-end text:id="IMark103132928"/>” command is used to retrieve the current loop counter value. For nested loops, the “<text:alphabetical-index-mark-start text:id="IMark220742632"/>j<text:alphabetical-index-mark-end text:id="IMark220742632"/>” command retrieves the value of the outer loops counter value. <text:s/>By default, the “loop” command adds one to the loop value. For more flexible looping, the “<text:alphabetical-index-mark-start text:id="IMark220749644"/>+loop<text:alphabetical-index-mark-end text:id="IMark2207496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0749644"/>-i<text:alphabetical-index-mark-end text:id="IMark220749644"/> and <text:alphabetical-index-mark-start text:id="IMark220742632"/>-j<text:alphabetical-index-mark-end text:id="IMark22074263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20742632"/>begin<text:alphabetical-index-mark-end text:id="IMark22074263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9113208283841721075" text:style-name="L11">
        <text:list-item>
          <text:p text:style-name="P55">begin … <text:alphabetical-index-mark-start text:id="IMark103132928"/>until<text:alphabetical-index-mark-end text:id="IMark103132928"/> – loops until the top of stack is true.</text:p>
        </text:list-item>
        <text:list-item>
          <text:p text:style-name="P55">begin … <text:alphabetical-index-mark-start text:id="IMark220742632"/>again<text:alphabetical-index-mark-end text:id="IMark220742632"/> – loops indefinitely </text:p>
        </text:list-item>
        <text:list-item>
          <text:p text:style-name="P55">begin … <text:alphabetical-index-mark-start text:id="IMark103132928"/>repeat<text:alphabetical-index-mark-end text:id="IMark10313292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3132928"/>Typing<text:alphabetical-index-mark-end text:id="IMark10313292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3132928"/>Duck Typing<text:alphabetical-index-mark-end text:id="IMark10313292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3132928"/>Declarations<text:alphabetical-index-mark-end text:id="IMark10313292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03132928"/>Scoping<text:alphabetical-index-mark-end text:id="IMark10313292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03132928"/><text:span text:style-name="T7">val:</text:span><text:alphabetical-index-mark-end text:id="IMark103132928"/> and <text:alphabetical-index-mark-start text:id="IMark220749644"/><text:span text:style-name="T7">var:</text:span><text:alphabetical-index-mark-end text:id="IMark22074964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0749644"/><text:span text:style-name="T7">.init</text:span><text:alphabetical-index-mark-end text:id="IMark220749644"/> method being the most popular since it is called to initialize a new instance of the object.</text:p>
      <text:p text:style-name="P3">Methods: <text:alphabetical-index-mark-start text:id="IMark220749644"/><text:span text:style-name="T7">val@:</text:span><text:alphabetical-index-mark-end text:id="IMark220749644"/> and <text:alphabetical-index-mark-start text:id="IMark103132928"/><text:span text:style-name="T7">var@:</text:span><text:alphabetical-index-mark-end text:id="IMark10313292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03132928"/><text:span text:style-name="T7">val#:</text:span><text:alphabetical-index-mark-end text:id="IMark103132928"/> and <text:alphabetical-index-mark-start text:id="IMark220749644"/><text:span text:style-name="T7">var#:</text:span><text:alphabetical-index-mark-end text:id="IMark22074964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20749644"/><text:span text:style-name="T7">val$:</text:span><text:alphabetical-index-mark-end text:id="IMark220749644"/> and <text:alphabetical-index-mark-start text:id="IMark103132928"/><text:span text:style-name="T7">var$:</text:span><text:alphabetical-index-mark-end text:id="IMark103132928"/></text:p>
      <text:p text:style-name="P3">Regex for valid local variable names: <text:span text:style-name="T7">/^\$[a-z][a-z0-9_]*$/</text:span></text:p>
      <text:p text:style-name="Text_20_body">Notes:</text:p>
      <text:p text:style-name="Text_20_body"/>
      <text:h text:style-name="Heading_20_2" text:outline-level="2"><text:alphabetical-index-mark-start text:id="IMark103132928"/>Referencing<text:alphabetical-index-mark-end text:id="IMark10313292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3132928"/>Mutation<text:alphabetical-index-mark-end text:id="IMark10313292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8043264927909703362" text:style-name="L12">
        <text:list-item>
          <text:p text:style-name="P67">No Copying</text:p>
        </text:list-item>
        <text:list-item>
          <text:p text:style-name="P67">Shallow Copying</text:p>
        </text:list-item>
        <text:list-item>
          <text:p text:style-name="P67">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3132928"/>Classes<text:alphabetical-index-mark-end text:id="IMark10313292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3132928"/>Inheritance<text:alphabetical-index-mark-end text:id="IMark10313292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3132928"/>Methods<text:alphabetical-index-mark-end text:id="IMark103132928"/></text:h>
      <text:p text:style-name="P3">All code in fOOrth is contained in methods. A method is a fragment of code that an object uses to respond to a message that has been sent to that object. In fOOrth there are three sorts of methods:</text:p>
      <text:list xml:id="list6115968221908164827" text:style-name="L13">
        <text:list-item>
          <text:p text:style-name="P56">Shared: Methods that are common to all instances of the class that contains them.</text:p>
        </text:list-item>
        <text:list-item>
          <text:p text:style-name="P56">Exclusive: Methods that are defined for one and only one object (and all of its clones that are created <text:span text:style-name="T2">after</text:span> the exclusive method is defined.).</text:p>
        </text:list-item>
        <text:list-item>
          <text:p text:style-name="P56">Local: Methods that are created in a context and are accessible only in that context. When the context concludes, these methods are no longer accessible.</text:p>
        </text:list-item>
      </text:list>
      <text:h text:style-name="Heading_20_3" text:outline-level="3"><text:alphabetical-index-mark-start text:id="IMark220749644"/>Late Binding<text:alphabetical-index-mark-end text:id="IMark220749644"/> and <text:alphabetical-index-mark-start text:id="IMark220748828"/>Polymorphism<text:alphabetical-index-mark-end text:id="IMark22074882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20748828"/>Method Mapping<text:alphabetical-index-mark-end text:id="IMark22074882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651623925559770924" text:style-name="L14">
        <text:list-item>
          <text:p text:style-name="P57">The strings used by fOOrth needed to be converted to Ruby symbols to allow code to be executed in Ruby.</text:p>
        </text:list-item>
        <text:list-item>
          <text:p text:style-name="P57">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7">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20749644"/>SymbolMap<text:alphabetical-index-mark-end text:id="IMark220749644"/> class. This class creates mappings in one of two ways:</text:p>
      <text:list xml:id="list8342357309684087848" text:style-name="L15">
        <text:list-item>
          <text:p text:style-name="P5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20749644"/>Routing<text:alphabetical-index-mark-end text:id="IMark22074964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353839860225046298" text:style-name="L16">
        <text:list-item>
          <text:p text:style-name="P59">The defining word used to create the method.</text:p>
        </text:list-item>
        <text:list-item>
          <text:p text:style-name="P59">The receiver of the defining word used to create the method.</text:p>
        </text:list-item>
        <text:list-item>
          <text:p text:style-name="P59">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20744456"/>:<text:alphabetical-index-mark-end text:id="IMark220744456"/></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220744456"/>.:<text:alphabetical-index-mark-end text:id="IMark22074445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220744456"/>.::<text:alphabetical-index-mark-end text:id="IMark22074445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20676832"/>do_map_name<text:alphabetical-index-mark-end text:id="IMark22067683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ext:soft-page-break/>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29">Code</text:p>
            </table:table-cell>
            <table:covered-table-cell/>
            <table:covered-table-cell/>
            <table:table-cell table:style-name="Table92.A1" office:value-type="string">
              <text:p text:style-name="P29"/>
            </table:table-cell>
            <table:table-cell table:style-name="Table92.A1" office:value-type="string">
              <text:p text:style-name="P29">Subcode</text:p>
            </table:table-cell>
            <table:table-cell table:style-name="Table92.F1" office:value-type="string">
              <text:p text:style-name="P28">Description</text:p>
            </table:table-cell>
          </table:table-row>
        </table:table-header-rows>
        <table:table-row table:style-name="Table92.1">
          <table:table-cell table:style-name="Table92.A2" office:value-type="string">
            <text:p text:style-name="P23">E</text:p>
          </table:table-cell>
          <table:table-cell table:style-name="Table92.A2" office:value-type="string">
            <text:p text:style-name="P23">*</text:p>
          </table:table-cell>
          <table:table-cell table:style-name="Table92.A2" office:value-type="string">
            <text:p text:style-name="P23">*</text:p>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Generic Ruby Mapped Exception Code for All Errors.</text:p>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
      <text:h text:style-name="Heading_20_1" text:outline-level="1"><text:alphabetical-index-mark-start text:id="IMark220601440"/>Array<text:alphabetical-index-mark-end text:id="IMark2206014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7061957996840908724" text:style-name="L17">
        <text:list-item>
          <text:p text:style-name="P60">The first two examples both create “empty” arrays with zero data elements. </text:p>
        </text:list-item>
        <text:list-item>
          <text:p text:style-name="P60">Array data do NOT need to be the same “type” of data. Mixing is allowed. </text:p>
        </text:list-item>
        <text:list-item>
          <text:p text:style-name="P60">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424803776366041747" text:style-name="L18">
        <text:list-item>
          <text:p text:style-name="P61"><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0601872"/>.new<text:alphabetical-index-mark-end text:id="IMark22060187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0601872"/>.new{<text:alphabetical-index-mark-end text:id="IMark22060187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20601872"/>x<text:alphabetical-index-mark-end text:id="IMark22060187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20601872"/>}<text:alphabetical-index-mark-end text:id="IMark22060187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0601872"/>.new_size<text:alphabetical-index-mark-end text:id="IMark22060187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0601872"/>.new_value<text:alphabetical-index-mark-end text:id="IMark22060187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0601872"/>.new_values<text:alphabetical-index-mark-end text:id="IMark22060187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20601872"/>!<text:alphabetical-index-mark-end text:id="IMark22060187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0601872"/>+<text:alphabetical-index-mark-end text:id="IMark22060187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13142620"/>.+left<text:alphabetical-index-mark-end text:id="IMark11314262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13142620"/>.+mid<text:alphabetical-index-mark-end text:id="IMark11314262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13142620"/>.+midlr<text:alphabetical-index-mark-end text:id="IMark11314262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13142620"/>.+right<text:alphabetical-index-mark-end text:id="IMark11314262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13142620"/>.-left<text:alphabetical-index-mark-end text:id="IMark11314262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3142620"/>.-mid<text:alphabetical-index-mark-end text:id="IMark11314262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13142620"/>.-midlr<text:alphabetical-index-mark-end text:id="IMark11314262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3142620"/>.-right<text:alphabetical-index-mark-end text:id="IMark11314262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13142620"/>.[]!<text:alphabetical-index-mark-end text:id="IMark11314262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13142620"/>.[]@<text:alphabetical-index-mark-end text:id="IMark1131426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3142620"/>.left<text:alphabetical-index-mark-end text:id="IMark1131426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3142620"/>.length<text:alphabetical-index-mark-end text:id="IMark1131426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13142620"/>.max<text:alphabetical-index-mark-end text:id="IMark1131426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13142620"/>.mid<text:alphabetical-index-mark-end text:id="IMark1131426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3142620"/>.midlr<text:alphabetical-index-mark-end text:id="IMark1131426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3142620"/>.min<text:alphabetical-index-mark-end text:id="IMark1131426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3142620"/>.pp<text:alphabetical-index-mark-end text:id="IMark1131426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3142620"/>.reverse<text:alphabetical-index-mark-end text:id="IMark11314262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13142620"/>.right<text:alphabetical-index-mark-end text:id="IMark1131426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13142620"/>.shuffle<text:alphabetical-index-mark-end text:id="IMark11314262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3142620"/>.sort<text:alphabetical-index-mark-end text:id="IMark11314262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table:table-cell>
          <table:table-cell table:style-name="Table88.B2" office:value-type="string">
            <text:p text:style-name="P15"/>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13142620"/>.strmax<text:alphabetical-index-mark-end text:id="IMark11314262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13142620"/>&lt;&lt;<text:alphabetical-index-mark-end text:id="IMark11314262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3142620"/>@<text:alphabetical-index-mark-end text:id="IMark11314262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20601440"/>Class<text:alphabetical-index-mark-end text:id="IMark22060144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20601440"/>Complex<text:alphabetical-index-mark-end text:id="IMark2206014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20600384"/>.cbrt<text:alphabetical-index-mark-end text:id="IMark22060038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20676832"/>.e**<text:alphabetical-index-mark-end text:id="IMark22067683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20600384"/>.split<text:alphabetical-index-mark-end text:id="IMark22060038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20676832"/>.sqrt<text:alphabetical-index-mark-end text:id="IMark22067683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20742296"/>Exception<text:alphabetical-index-mark-end text:id="IMark220742296"/></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220742296"/>FalseClass<text:alphabetical-index-mark-end text:id="IMark22074229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20676832"/>&amp;&amp;<text:alphabetical-index-mark-end text:id="IMark22067683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20676832"/>^^<text:alphabetical-index-mark-end text:id="IMark22067683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20676832"/>||<text:alphabetical-index-mark-end text:id="IMark22067683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20742296"/>Float<text:alphabetical-index-mark-end text:id="IMark22074229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4494516"/>Hash<text:alphabetical-index-mark-end text:id="IMark1044945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4494516"/>InStream<text:alphabetical-index-mark-end text:id="IMark1044945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4494516"/>Integer<text:alphabetical-index-mark-end text:id="IMark1044945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220743640"/><text:alphabetical-index-mark-start text:id="IMark220745320"/>MaxNumeric<text:alphabetical-index-mark-end text:id="IMark220745320"/><text:alphabetical-index-mark-end text:id="IMark22074364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220743640"/><text:alphabetical-index-mark-start text:id="IMark220745320"/>MinNumeric<text:alphabetical-index-mark-end text:id="IMark220745320"/><text:alphabetical-index-mark-end text:id="IMark22074364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220743640"/><text:alphabetical-index-mark-start text:id="IMark220745320"/><text:alphabetical-index-mark-start text:id="IMark220744552"/>NilClass<text:alphabetical-index-mark-end text:id="IMark220744552"/><text:alphabetical-index-mark-end text:id="IMark220745320"/><text:alphabetical-index-mark-end text:id="IMark22074364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20742248"/>&amp;&amp;<text:alphabetical-index-mark-end text:id="IMark22074224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20742248"/>^^<text:alphabetical-index-mark-end text:id="IMark22074224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20742248"/>||<text:alphabetical-index-mark-end text:id="IMark22074224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20743640"/>Numeric<text:alphabetical-index-mark-end text:id="IMark22074364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220743640"/>Object<text:alphabetical-index-mark-end text:id="IMark22074364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20742248"/>&amp;&amp;<text:alphabetical-index-mark-end text:id="IMark22074224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20742248"/>)methods<text:alphabetical-index-mark-end text:id="IMark22074224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20742248"/>.<text:alphabetical-index-mark-end text:id="IMark22074224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20742248"/>.::<text:alphabetical-index-mark-end text:id="IMark22074224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20742248"/>inst:<text:alphabetical-index-mark-end text:id="IMark22074224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20742248"/>local:<text:alphabetical-index-mark-end text:id="IMark22074224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20742248"/>super<text:alphabetical-index-mark-end text:id="IMark22074224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20742248"/>;<text:alphabetical-index-mark-end text:id="IMark22074224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20742248"/>.class<text:alphabetical-index-mark-end text:id="IMark22074224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20742248"/>.clone<text:alphabetical-index-mark-end text:id="IMark22074224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20742248"/>.copy<text:alphabetical-index-mark-end text:id="IMark22074224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20742248"/>.init<text:alphabetical-index-mark-end text:id="IMark22074224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20742248"/>.is_class?<text:alphabetical-index-mark-end text:id="IMark22074224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20742248"/>.name<text:alphabetical-index-mark-end text:id="IMark22074224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20742248"/>.strlen<text:alphabetical-index-mark-end text:id="IMark22074224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20742248"/>.to_f<text:alphabetical-index-mark-end text:id="IMark22074224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20742248"/>.to_f!<text:alphabetical-index-mark-end text:id="IMark22074224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20742248"/>.to_i<text:alphabetical-index-mark-end text:id="IMark22074224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20742248"/>.to_i!<text:alphabetical-index-mark-end text:id="IMark22074224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20742248"/>.to_n<text:alphabetical-index-mark-end text:id="IMark22074224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20742248"/>.to_n!<text:alphabetical-index-mark-end text:id="IMark22074224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20742248"/>.to_r<text:alphabetical-index-mark-end text:id="IMark22074224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20742248"/>.to_r!<text:alphabetical-index-mark-end text:id="IMark22074224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20742248"/>.to_s<text:alphabetical-index-mark-end text:id="IMark22074224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20742248"/>.to_x<text:alphabetical-index-mark-end text:id="IMark22074224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20742248"/>.to_x!<text:alphabetical-index-mark-end text:id="IMark22074224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20742248"/>&lt;&gt;<text:alphabetical-index-mark-end text:id="IMark22074224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20742248"/>=<text:alphabetical-index-mark-end text:id="IMark22074224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20742248"/>^^<text:alphabetical-index-mark-end text:id="IMark22074224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20742248"/>distinct?<text:alphabetical-index-mark-end text:id="IMark22074224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20742248"/>identical?<text:alphabetical-index-mark-end text:id="IMark22074224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20742248"/>max<text:alphabetical-index-mark-end text:id="IMark22074224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20742248"/>min<text:alphabetical-index-mark-end text:id="IMark2207422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20742248"/>nil&lt;&gt;<text:alphabetical-index-mark-end text:id="IMark22074224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20742248"/>nil=<text:alphabetical-index-mark-end text:id="IMark2207422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20742248"/>not<text:alphabetical-index-mark-end text:id="IMark2207422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20742248"/>||<text:alphabetical-index-mark-end text:id="IMark22074224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20743640"/>OutStream<text:alphabetical-index-mark-end text:id="IMark22074364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220743640"/>Procedure<text:alphabetical-index-mark-end text:id="IMark22074364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220743640"/>Queue<text:alphabetical-index-mark-end text:id="IMark22074364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220743640"/>Rational<text:alphabetical-index-mark-end text:id="IMark22074364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20744312"/>.split<text:alphabetical-index-mark-end text:id="IMark2207443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6012888"/>Stack<text:alphabetical-index-mark-end text:id="IMark1560128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6012888"/>String<text:alphabetical-index-mark-end text:id="IMark1560128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6012888"/>Thread<text:alphabetical-index-mark-end text:id="IMark1560128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6012888"/><text:alphabetical-index-mark-start text:id="IMark156012744"/><text:alphabetical-index-mark-start text:id="IMark156012792"/>TrueClass<text:alphabetical-index-mark-end text:id="IMark156012792"/><text:alphabetical-index-mark-end text:id="IMark156012744"/><text:alphabetical-index-mark-end text:id="IMark15601288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156012888"/>VirtualMachine<text:alphabetical-index-mark-end text:id="IMark15601288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6012888"/>Commands<text:alphabetical-index-mark-end text:id="IMark1560128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5">A</text:p>
          <text:p text:style-name="P44">again<text:tab/>24</text:p>
          <text:p text:style-name="P44">Array<text:tab/>40</text:p>
          <text:p text:style-name="P45">B</text:p>
          <text:p text:style-name="P44">begin<text:tab/>23</text:p>
          <text:p text:style-name="P45">C</text:p>
          <text:p text:style-name="P44">Class<text:tab/>51</text:p>
          <text:p text:style-name="P44">Classes<text:tab/>32</text:p>
          <text:p text:style-name="P44">Commands<text:tab/>91</text:p>
          <text:p text:style-name="P44">Complex<text:tab/>52</text:p>
          <text:p text:style-name="P45">D</text:p>
          <text:p text:style-name="P44">Declarations<text:tab/>25</text:p>
          <text:p text:style-name="P44">Demo.rb<text:tab/>11</text:p>
          <text:p text:style-name="P44">distinct?<text:tab/>75</text:p>
          <text:p text:style-name="P44">do<text:tab/>22</text:p>
          <text:p text:style-name="P44">do_map_name<text:tab/>36</text:p>
          <text:p text:style-name="P44">drop<text:tab/>18</text:p>
          <text:p text:style-name="P44">Duck Typing<text:tab/>25</text:p>
          <text:p text:style-name="P44">dup<text:tab/>18</text:p>
          <text:p text:style-name="P45">E</text:p>
          <text:p text:style-name="P44">else<text:tab/>20</text:p>
          <text:p text:style-name="P44">Exception<text:tab/>54</text:p>
          <text:p text:style-name="P45">F</text:p>
          <text:p text:style-name="P44">FalseClass<text:tab/>55</text:p>
          <text:p text:style-name="P44">Float<text:tab/>57</text:p>
          <text:p text:style-name="P45">H</text:p>
          <text:p text:style-name="P44">Hash<text:tab/>58</text:p>
          <text:p text:style-name="P45">I</text:p>
          <text:p text:style-name="P44">i<text:tab/>22</text:p>
          <text:p text:style-name="P44">identical?<text:tab/>76</text:p>
          <text:p text:style-name="P44">if<text:tab/>20</text:p>
          <text:p text:style-name="P44">Inheritance<text:tab/>33</text:p>
          <text:p text:style-name="P44">inst:<text:tab/>69</text:p>
          <text:p text:style-name="P44">InStream<text:tab/>59</text:p>
          <text:p text:style-name="P44">Integer<text:tab/>60</text:p>
          <text:p text:style-name="P45">J</text:p>
          <text:p text:style-name="P44">j<text:tab/>22</text:p>
          <text:p text:style-name="P45">L</text:p>
          <text:p text:style-name="P44">Late Binding<text:tab/>33</text:p>
          <text:p text:style-name="P44">local:<text:tab/>69</text:p>
          <text:p text:style-name="P44">loop<text:tab/>22</text:p>
          <text:p text:style-name="P45">M</text:p>
          <text:p text:style-name="P44">max<text:tab/>76</text:p>
          <text:p text:style-name="P44">MaxNumeric<text:tab/>62</text:p>
          <text:p text:style-name="P44">Method Mapping<text:tab/>34</text:p>
          <text:p text:style-name="P44">Methods<text:tab/>33</text:p>
          <text:p text:style-name="P44">min<text:tab/>76</text:p>
          <text:p text:style-name="P44">MinNumeric<text:tab/>63</text:p>
          <text:p text:style-name="P44">Mutation<text:tab/>27</text:p>
          <text:p text:style-name="P45">N</text:p>
          <text:p text:style-name="P44">nil&lt;&gt;<text:tab/>77</text:p>
          <text:p text:style-name="P44">nil=<text:tab/>77</text:p>
          <text:p text:style-name="P44">NilClass<text:tab/>64</text:p>
          <text:p text:style-name="P44">nip<text:tab/>18</text:p>
          <text:p text:style-name="P44">not<text:tab/>77</text:p>
          <text:p text:style-name="P44">Numeric<text:tab/>65</text:p>
          <text:p text:style-name="P45">O</text:p>
          <text:p text:style-name="P44">Object<text:tab/>68</text:p>
          <text:p text:style-name="P44">OutStream<text:tab/>78</text:p>
          <text:p text:style-name="P44">over<text:tab/>18</text:p>
          <text:p text:style-name="P45">P</text:p>
          <text:p text:style-name="P44">pick<text:tab/>18</text:p>
          <text:p text:style-name="P44">Polymorphism<text:tab/>33</text:p>
          <text:p text:style-name="P44">Procedure<text:tab/>80</text:p>
          <text:p text:style-name="P45">Q</text:p>
          <text:p text:style-name="P44">Queue<text:tab/>81</text:p>
          <text:p text:style-name="P45">R</text:p>
          <text:p text:style-name="P44">Rake<text:tab/>11</text:p>
          <text:p text:style-name="P44">Rational<text:tab/>82</text:p>
          <text:p text:style-name="P44">Referencing<text:tab/>26</text:p>
          <text:p text:style-name="P44">repeat<text:tab/>24</text:p>
          <text:p text:style-name="P44">Routing<text:tab/>35</text:p>
          <text:p text:style-name="P45">S</text:p>
          <text:p text:style-name="P44">Scoping<text:tab/>25</text:p>
          <text:p text:style-name="P44">Stack<text:tab/>84</text:p>
          <text:p text:style-name="P44">String<text:tab/>85</text:p>
          <text:p text:style-name="P44">super<text:tab/>69</text:p>
          <text:p text:style-name="P44">swap<text:tab/>19</text:p>
          <text:p text:style-name="P44">switch<text:tab/>20</text:p>
          <text:p text:style-name="P44">SymbolMap<text:tab/>34</text:p>
          <text:p text:style-name="P45">T</text:p>
          <text:p text:style-name="P44">Thanks<text:tab/>9</text:p>
          <text:p text:style-name="P44">then<text:tab/>20</text:p>
          <text:p text:style-name="P44">Thread<text:tab/>87</text:p>
          <text:p text:style-name="P44">TrueClass<text:tab/>88</text:p>
          <text:p text:style-name="P44">tuck<text:tab/>19</text:p>
          <text:p text:style-name="P44">Typing<text:tab/>25</text:p>
          <text:p text:style-name="P45">U</text:p>
          <text:p text:style-name="P44">until<text:tab/>24</text:p>
          <text:p text:style-name="P45">V</text:p>
          <text:p text:style-name="P44">val:<text:tab/>25</text:p>
          <text:p text:style-name="P44">val@:<text:tab/>26</text:p>
          <text:p text:style-name="P44">val#:<text:tab/>26</text:p>
          <text:p text:style-name="P44">val$:<text:tab/>26</text:p>
          <text:p text:style-name="P44">var:<text:tab/>25</text:p>
          <text:p text:style-name="P44">var@:<text:tab/>26</text:p>
          <text:p text:style-name="P44">var#:<text:tab/>26</text:p>
          <text:p text:style-name="P44">var$:<text:tab/>26</text:p>
          <text:p text:style-name="P44">VirtualMachine<text:tab/>89</text:p>
          <text:p text:style-name="P45">X</text:p>
          <text:p text:style-name="P44">x<text:tab/>41</text:p>
          <text:p text:style-name="P45">^</text:p>
          <text:p text:style-name="P44">^^<text:tab/>55, 64, 75</text:p>
          <text:p text:style-name="P45">-</text:p>
          <text:p text:style-name="P44">-i<text:tab/>22</text:p>
          <text:p text:style-name="P44">-j<text:tab/>22</text:p>
          <text:p text:style-name="P45">;</text:p>
          <text:p text:style-name="P44">;<text:tab/>69</text:p>
          <text:p text:style-name="P45">:</text:p>
          <text:p text:style-name="P44">:<text:tab/>35</text:p>
          <text:p text:style-name="P45">!</text:p>
          <text:p text:style-name="P44">!<text:tab/>43</text:p>
          <text:p text:style-name="P45">.</text:p>
          <text:p text:style-name="P44">.<text:tab/>68</text:p>
          <text:p text:style-name="P44">.-left<text:tab/>44</text:p>
          <text:p text:style-name="P44">.-mid<text:tab/>45</text:p>
          <text:p text:style-name="P44">.-midlr<text:tab/>45</text:p>
          <text:p text:style-name="P44">.-right<text:tab/>45</text:p>
          <text:p text:style-name="P44">.:<text:tab/>35</text:p>
          <text:p text:style-name="P44">.::<text:tab/>35, 69</text:p>
          <text:p text:style-name="P44">.[]!<text:tab/>45</text:p>
          <text:p text:style-name="P44">.[]@<text:tab/>46</text:p>
          <text:p text:style-name="P44">.+left<text:tab/>43</text:p>
          <text:p text:style-name="P44">.+mid<text:tab/>44</text:p>
          <text:p text:style-name="P44">.+midlr<text:tab/>44</text:p>
          <text:p text:style-name="P44">.+right<text:tab/>44</text:p>
          <text:p text:style-name="P44">.cbrt<text:tab/>53</text:p>
          <text:p text:style-name="P44">.class<text:tab/>69</text:p>
          <text:p text:style-name="P44">.clone<text:tab/>70</text:p>
          <text:p text:style-name="P44">.copy<text:tab/>70</text:p>
          <text:p text:style-name="P44">.e**<text:tab/>53</text:p>
          <text:p text:style-name="P44">.init<text:tab/>26, 70</text:p>
          <text:p text:style-name="P44">.is_class?<text:tab/>70</text:p>
          <text:p text:style-name="P44">.left<text:tab/>46</text:p>
          <text:p text:style-name="P44">.length<text:tab/>46</text:p>
          <text:p text:style-name="P44">.max<text:tab/>47</text:p>
          <text:p text:style-name="P44">.mid<text:tab/>47</text:p>
          <text:p text:style-name="P44">.midlr<text:tab/>47</text:p>
          <text:p text:style-name="P44">.min<text:tab/>48</text:p>
          <text:p text:style-name="P44">.name<text:tab/>71</text:p>
          <text:p text:style-name="P44">.new<text:tab/>41</text:p>
          <text:p text:style-name="P44">.new_size<text:tab/>42</text:p>
          <text:p text:style-name="P44">.new_value<text:tab/>42</text:p>
          <text:p text:style-name="P44">.new_values<text:tab/>42</text:p>
          <text:p text:style-name="P44">.new{<text:tab/>41</text:p>
          <text:p text:style-name="P44">.pp<text:tab/>48</text:p>
          <text:p text:style-name="P44">.reverse<text:tab/>48</text:p>
          <text:p text:style-name="P44">.right<text:tab/>48</text:p>
          <text:p text:style-name="P44">.shuffle<text:tab/>49</text:p>
          <text:p text:style-name="P44">.sort<text:tab/>49</text:p>
          <text:p text:style-name="P44">.split<text:tab/>53, 82</text:p>
          <text:p text:style-name="P44">.sqrt<text:tab/>53</text:p>
          <text:p text:style-name="P44">.strlen<text:tab/>71</text:p>
          <text:p text:style-name="P44">.strmax<text:tab/>49</text:p>
          <text:p text:style-name="P44">.to_f<text:tab/>71</text:p>
          <text:p text:style-name="P44">.to_f!<text:tab/>72</text:p>
          <text:p text:style-name="P44">.to_i<text:tab/>72</text:p>
          <text:p text:style-name="P44">.to_i!<text:tab/>72</text:p>
          <text:p text:style-name="P44">.to_n<text:tab/>72</text:p>
          <text:p text:style-name="P44"><text:soft-page-break/>.to_n!<text:tab/>73</text:p>
          <text:p text:style-name="P44">.to_r<text:tab/>73</text:p>
          <text:p text:style-name="P44">.to_r!<text:tab/>74</text:p>
          <text:p text:style-name="P44">.to_s<text:tab/>74</text:p>
          <text:p text:style-name="P44">.to_x<text:tab/>74</text:p>
          <text:p text:style-name="P44">.to_x!<text:tab/>75</text:p>
          <text:p text:style-name="P45">)</text:p>
          <text:p text:style-name="P44">)methods<text:tab/>68</text:p>
          <text:p text:style-name="P45">}</text:p>
          <text:p text:style-name="P44">}<text:tab/>41</text:p>
          <text:p text:style-name="P45">@</text:p>
          <text:p text:style-name="P44">@<text:tab/>50</text:p>
          <text:p text:style-name="P45">&amp;</text:p>
          <text:p text:style-name="P44">&amp;&amp;<text:tab/>55, 64, 68</text:p>
          <text:p text:style-name="P45">+</text:p>
          <text:p text:style-name="P44">+<text:tab/>43</text:p>
          <text:p text:style-name="P44">+loop<text:tab/>22</text:p>
          <text:p text:style-name="P45">&lt;</text:p>
          <text:p text:style-name="P44">&lt;&lt;<text:tab/>50</text:p>
          <text:p text:style-name="P44">&lt;&gt;<text:tab/>75</text:p>
          <text:p text:style-name="P45">=</text:p>
          <text:p text:style-name="P44">=<text:tab/>75</text:p>
          <text:p text:style-name="P45">|</text:p>
          <text:p text:style-name="P44">||<text:tab/>55, 64, 7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6</text:page-number> of <text:page-count>9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7H27M47S</meta:editing-duration>
    <meta:editing-cycles>1433</meta:editing-cycles>
    <meta:generator>OpenOffice/4.1.1$Win32 OpenOffice.org_project/411m6$Build-9775</meta:generator>
    <dc:date>2015-03-27T10:38:33.67</dc:date>
    <dc:creator>Peter Camilleri</dc:creator>
    <meta:printed-by>Peter Camilleri</meta:printed-by>
    <meta:print-date>2015-02-10T10:49:15.76</meta:print-date>
    <meta:document-statistic meta:table-count="92" meta:image-count="0" meta:object-count="0" meta:page-count="98" meta:paragraph-count="2602" meta:word-count="16443" meta:character-count="96397"/>
    <meta:template xlink:type="simple" xlink:actuate="onRequest" xlink:title="MyDefault" xlink:href="../../../../OpenOffice.org/3/user/template/MyDefault.ott" meta:date="2014-06-26T22:09:00.24"/>
  </office:meta>
</office:document-meta>
</file>